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53_1d33711018e7649a8427fff62a87f94f4e7d310f" xlink:type="simple">ant-1.7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54_de366c3243a586eb3c0e2bcde1ed9bb1bfb985ff" xlink:type="simple">bcprov-jdk14-1.38.jar</text:a></text:p>
          </table:table-cell>
          <table:table-cell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6_af01cb285d3b75b6c6149e84fbc46cadd2c6685f" xlink:type="simple">bcprov-jdk15-135.jar</text:a>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9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6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80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0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44_384faa82e193d4e4b0546059ca09572654bc3970" xlink:type="simple">commons-fileupload-1.2.1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8_715c6225de60571fc1e42c69f7497863e4dd3c6b" xlink:type="simple">dom4j-1.6.1-jboss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61779cebe47c8d893f63d99854becea92a83c0c8" xlink:type="simple">hibernate-validator-5.1.0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_b69bd03af60bf487b3ae1209a644ecac587bf6fc" xlink:type="simple">httpclient-4.2.1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6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52_d7b0091cc9f6862dd388180cce94a2b0f4cc19e7" xlink:type="simple">itextpdf-5.0.6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27_e314573935023b6151643e97e9629a2d9f6f604d" xlink:type="simple">javax.faces-api-2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88_ae49e56999d82802727455f0ba83b63acd90a22b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4_96b2d6f73f231755a6ac15fc60eb0aebf5636909" xlink:type="simple">org.mortbay.jetty-5.1.12.jar</text:a>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3_0ae92292a2043888b40d418da97dc0b669fde326" xlink:type="simple">poi-3.17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7_784f963a01788b4c57cd12b5bb21529adf287649" xlink:type="simple">primefaces-6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44_b86cfcacbb15dd5671b3dc95c7396a32b80f265a" xlink:type="simple">primefaces-6.2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2_f5861aea91b5c199f545a5d343f0367e4a4fed8f" xlink:type="simple">selenium-core-1.0.1.jar: dojo.js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1_6e32d726bb84fd652f5b0d1ccf3d73ed368ddb57" xlink:type="simple">selenium-core-1.0.1.jar: dojo.js.uncompressed.js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7_ec5704743024b3cc69179f329e2f676ea84cc8ec" xlink:type="simple">selenium-core-1.0.1.jar: prototype.js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_b5dede9d890f335998a8ebf479809fe365b927fc" xlink:type="simple">shiro-core-1.3.2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0" table:target-range-address="Planilha1.A1:Planilha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8:23:03.305233535</meta:creation-date>
    <dc:date>2020-06-29T18:26:40.865464086</dc:date>
    <meta:editing-duration>PT3M40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